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f4c" officeooo:paragraph-rsid="0004ef4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02-06-2022:</text:p>
      <text:p text:style-name="P1"/>
      <text:p text:style-name="P1">-added a .launch file. This is a ROS thing we haven’t covered yet in the course and which is quite handy to add some automation. This file handles a few things we need to launch at the beginning. You can also launch multiple nodes with it (will be useful when we start relying on more than one). This means there are now only 2 commands to do when we start a session, see the screenshots in the folder “start_up_notes” as usual, and take a look at the .launch file in the folder “launch” (this is the usual folder architecture in ROS packages).</text:p>
      <text:p text:style-name="P1"/>
      <text:p text:style-name="P1">-added a .yaml file to store the limits on the angular position of joints. This file can be expanded as we progress in this project, right now there’s just shoulder pitch and roll. This file is uploaded to the ROS parameter server (another thing we haven’t covered yet) and is handled by the .launch file. The parameters can then be fetched from any node. Take a look at the .yaml file in the folder “data/config” (also the usual folder architec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02T12:40:39.096599365</meta:creation-date>
    <dc:date>2022-06-02T12:49:34.154149137</dc:date>
    <meta:editing-duration>PT8M55S</meta:editing-duration>
    <meta:editing-cycles>1</meta:editing-cycles>
    <meta:document-statistic meta:table-count="0" meta:image-count="0" meta:object-count="0" meta:page-count="1" meta:paragraph-count="3" meta:word-count="184" meta:character-count="1013" meta:non-whitespace-character-count="832"/>
    <meta:generator>LibreOffice/5.1.6.2$Linux_X86_64 LibreOffice_project/10m0$Build-2</meta:generator>
  </office:meta>
</office:document-meta>
</file>